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5pt" fo:font-weight="normal" officeooo:rsid="00107db7" officeooo:paragraph-rsid="001cc730" style:font-size-asian="25pt" style:font-weight-asian="normal" style:font-size-complex="25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7db7" officeooo:paragraph-rsid="001cc730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0.5pt"/>
    </style:style>
    <style:style style:name="T4" style:family="text">
      <style:text-properties officeooo:rsid="0017c5b3" style:font-size-asian="10.5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17c5b3" style:font-size-asian="28pt" style:font-size-complex="28pt"/>
    </style:style>
    <style:style style:name="T7" style:family="text">
      <style:text-properties fo:font-size="28pt" officeooo:rsid="001cc730" style:font-size-asian="28pt" style:font-size-complex="28pt"/>
    </style:style>
    <style:style style:name="gr1" style:family="graphic">
      <style:graphic-properties svg:stroke-color="#000000" draw:fill="none" draw:textarea-vertical-align="middle" draw:auto-grow-height="false" fo:min-height="3.694cm" fo:min-width="0.2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1.991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Na Extremidade</text:span><text:tab/><text:tab/>Marina de Oliveira<text:span text:style-name="T2"><text:tab/><text:tab/></text:span><text:span text:style-name="T5">[ 2</text:span><text:span text:style-name="T7">0</text:span><text:span text:style-name="T5"> ]</text:span></text:p>
      <text:p text:style-name="P1">Deus que abriu mão do seu melhor,</text:p>
      <text:p text:style-name="P1">Me deu direito ao seu galardão,</text:p>
      <text:p text:style-name="P1">Deus que fez de mim, sua primícia,</text:p>
      <text:p text:style-name="P1">Me fez um plano de vida, de salvação.</text:p>
      <text:p text:style-name="P1">Deus que enviou o seu filho amado,</text:p>
      <text:p text:style-name="P1">Para morrer no lugar de um ladrão.</text:p>
      <text:p text:style-name="P1"/>
      <text:p text:style-name="P1">Eu não preciso entender</text:p>
      <text:p text:style-name="P1">O que só minha fé é capaz de explicar</text:p>
      <text:p text:style-name="P1">Apenas tenho que entregar o meu melhor e adorar.</text:p>
      <text:p text:style-name="P1"/>
      <text:p text:style-name="P1"><draw:custom-shape text:anchor-type="paragraph" draw:z-index="0" draw:style-name="gr1" draw:text-style-name="P3" svg:width="0.371cm" svg:height="3.693cm" svg:x="14.774cm" svg:y="0.05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3" draw:style-name="gr4" draw:text-style-name="P4" svg:width="0.636cm" svg:height="2.691cm" svg:x="15.383cm" svg:y="0.563cm"><draw:text-box><text:p text:style-name="P5">2x</text:p><text:p text:style-name="P5">F</text:p><text:p text:style-name="P5">I</text:p><text:p text:style-name="P5">N</text:p><text:p text:style-name="P5">A</text:p><text:p text:style-name="P5">L</text:p></draw:text-box></draw:frame>Na Extremidade da adoração</text:p>
      <text:p text:style-name="P1">Quero ir para dizer que Te amo</text:p>
      <text:p text:style-name="P1">Os meus limites, quero romper</text:p>
      <text:p text:style-name="P1">Entregar o melhor de mim, senhor!</text:p>
      <text:p text:style-name="P1"><draw:custom-shape text:anchor-type="paragraph" draw:z-index="1" draw:style-name="gr2" draw:text-style-name="P3" svg:width="0.318cm" svg:height="1.99cm" svg:x="15.356cm" svg:y="0.8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<draw:frame text:anchor-type="paragraph" draw:z-index="2" draw:style-name="gr3" draw:text-style-name="P4" svg:width="0.636cm" svg:height="0.546cm" svg:x="15.886cm" svg:y="0.644cm"><draw:text-box><text:p>2x</text:p></draw:text-box></draw:frame>Te adoro, Te adoro, Te adoro, Te adoro</text:p>
      <text:p text:style-name="P1">Te adoro, Te adoro, Te adoro, Te adoro</text:p>
      <text:p text:style-name="P1">Te adoro .. eu te adoro Deus!</text:p>
      <text:p text:style-name="P1">Com tudo o que há em mim!</text:p>
      <text:p text:style-name="P1">Com tudo que eu sou; Te adoro Meu Senhor,</text:p>
      <text:p text:style-name="P1">Te Adoro meu Senhor, te ado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5:25:19.637820954</dc:date>
    <meta:editing-duration>PT25M9S</meta:editing-duration>
    <meta:editing-cycles>17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0" meta:word-count="139" meta:character-count="672" meta:non-whitespace-character-count="551"/>
  </office:meta>
</office:document-meta>
</file>